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201000003FC000002FE34EE477067800E1D.png" manifest:media-type="image/png"/>
  <manifest:file-entry manifest:full-path="Pictures/10000000000003FB000002FEB528F9131CE9C53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outline1">
      <style:graphic-properties fo:min-height="11.929cm"/>
    </style:style>
    <style:style style:name="pr3" style:family="presentation" style:parent-style-name="Forestbi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Meat Solution for DDM-LMP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end data using akka-streams:</text:p>
                <text:list>
                  <text:list-item>
                    <text:p>Serialize object to List&lt;byte[]&gt; using kryo</text:p>
                  </text:list-item>
                  <text:list-item>
                    <text:p>Create Source&lt;byte[]&gt; from the Iterable of byte[]</text:p>
                  </text:list-item>
                  <text:list-item>
                    <text:p>Send over SourceRef&lt;byte[]&gt; to other LMP (using Java serializer – kryo dies here)</text:p>
                  </text:list-item>
                  <text:list-item>
                    <text:p>At the other LMP, create Sink&lt;byte[]&gt; that creates a list of continuous byte[]s</text:p>
                  </text:list-item>
                  <text:list-item>
                    <text:p>Re-assemble byte arrays and deserialize with kryo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4T19:08:24.155865563</meta:creation-date>
    <meta:editing-duration>PT4M41S</meta:editing-duration>
    <meta:editing-cycles>3</meta:editing-cycles>
    <meta:generator>LibreOffice/6.3.2.2$Linux_X86_64 LibreOffice_project/30$Build-2</meta:generator>
    <dc:title>Forestbird</dc:title>
    <dc:date>2019-11-14T19:13:05.317891906</dc:date>
    <meta:document-statistic meta:object-count="58"/>
  </office:meta>
</office:document-meta>
</file>